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b69f6" officeooo:paragraph-rsid="001b69f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b69f6" officeooo:paragraph-rsid="001b69f6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1b69f6" officeooo:paragraph-rsid="001b69f6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godb with node JS:</text:p>
      <text:p text:style-name="P1"/>
      <text:p text:style-name="P2"><text:span text:style-name="T5"><text:tab/><text:tab/><text:tab/></text:span><text:span text:style-name="T3">findSome() method</text:span><text:span text:style-name="T2"> </text:span>is used to give only required parameters.</text:p>
      <text:p text:style-name="P2">If we only want name the name:1 and id:0.</text:p>
      <text:p text:style-name="P2">But we cannot assign both feild 0 <text:s/>and 1 resp. Except id</text:p>
      <text:p text:style-name="P2">i.e if {id:0 name:1 address:0} is not valid</text:p>
      <text:p text:style-name="P2">But if we insert {id:0 name:0 address:0} is valid.</text:p>
      <text:p text:style-name="P2">If we only mention id:0 and no other field is mention then name and address is automatically come as resu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2:14:16.340359402</meta:creation-date>
    <dc:date>2018-12-24T12:20:16.201471938</dc:date>
    <meta:editing-duration>PT6M3S</meta:editing-duration>
    <meta:editing-cycles>1</meta:editing-cycles>
    <meta:document-statistic meta:table-count="0" meta:image-count="0" meta:object-count="0" meta:page-count="1" meta:paragraph-count="7" meta:word-count="71" meta:character-count="381" meta:non-whitespace-character-count="313"/>
    <meta:generator>LibreOffice/6.1.2.1$Linux_X86_64 LibreOffice_project/10$Build-1</meta:generator>
  </office:meta>
</office:document-meta>
</file>